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NonCachingProcessingPipeline.processReader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setReader( String role , String source , Parameters 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process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Non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ingNonCachingProcessingPipeline.setupPipeline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rofilingNonCachingProcessingPipelin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NonCachingProcessingPipeline.processXML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connect( Environment environment , XMLProducer producer ,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addTransforme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ingNonCachingProcessingPipeline.setGenerato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setSerializer( String role , String source , Parameters param , Parameters hint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